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b476" officeooo:paragraph-rsid="000db476" style:font-weight-asian="bold" style:font-weight-complex="bold"/>
    </style:style>
    <style:style style:name="P2" style:family="paragraph" style:parent-style-name="Standard">
      <style:text-properties fo:font-weight="normal" officeooo:rsid="0010070b" officeooo:paragraph-rsid="0010070b" style:font-weight-asian="normal" style:font-weight-complex="normal"/>
    </style:style>
    <style:style style:name="P3" style:family="paragraph" style:parent-style-name="Standard">
      <style:text-properties fo:font-weight="bold" officeooo:rsid="000db476" officeooo:paragraph-rsid="000db476" style:font-weight-asian="bold" style:font-weight-complex="bold"/>
    </style:style>
    <style:style style:name="P4" style:family="paragraph" style:parent-style-name="Standard">
      <style:text-properties fo:font-weight="bold" officeooo:rsid="0018ad69" officeooo:paragraph-rsid="0018ad69" style:font-weight-asian="bold" style:font-weight-complex="bold"/>
    </style:style>
    <style:style style:name="P5" style:family="paragraph" style:parent-style-name="Standard">
      <style:text-properties fo:font-weight="normal" officeooo:rsid="0010070b" officeooo:paragraph-rsid="0010070b" style:font-weight-asian="normal" style:font-weight-complex="normal"/>
    </style:style>
    <style:style style:name="P6" style:family="paragraph" style:parent-style-name="Standard">
      <style:text-properties fo:font-weight="normal" officeooo:rsid="0018ad69" officeooo:paragraph-rsid="0018ad69" style:font-weight-asian="normal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0693in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398in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fill="none" draw:textarea-horizontal-align="justify" draw:textarea-vertical-align="middle" draw:auto-grow-height="false" fo:min-height="0.3543in" fo:min-width="0.3543in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1925in" style:run-through="foreground"/>
      <style:paragraph-properties style:writing-mode="lr-tb"/>
    </style:style>
    <style:style style:name="gr8" style:family="graphic">
      <style:graphic-properties draw:marker-end="Arrowheads_20_1" draw:marker-end-width="0.0799in" draw:textarea-horizontal-align="center" draw:textarea-vertical-align="middle" draw:shadow-offset-x="0.1201in" draw:shadow-offset-y="0.1201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 Entity Component System</text:p>
      <text:p text:style-name="P1"/>
      <text:p text:style-name="P1"/>
      <text:p text:style-name="P1"><draw:g text:anchor-type="paragraph" draw:z-index="0" draw:name="DrawObject1" draw:style-name="gr1"><draw:line draw:name="Horizontal line 2" draw:style-name="gr2" draw:text-style-name="P7" svg:x1="2.0898in" svg:y1="0.1173in" svg:x2="2.4551in" svg:y2="0.1173in"><text:p/></draw:line><draw:frame draw:name="Text Frame 1" draw:style-name="gr3" draw:text-style-name="P8" svg:width="0.5835in" svg:height="0.2398in" svg:x="1.5862in" svg:y="0.0028in"><draw:text-box><text:p><text:span text:style-name="T1">veloci</text:span><text:span text:style-name="T1">ty</text:span></text:p></draw:text-box></draw:frame><draw:g draw:name="DrawObject1" draw:style-name="gr4"><draw:custom-shape draw:name="Shape 2" draw:style-name="gr5" draw:text-style-name="P9" svg:width="0.3543in" svg:height="0.3543in" svg:x="2.5028in" svg:y="-0.0598in"><text:p/><draw:enhanced-geometry svg:viewBox="0 0 21600 21600" draw:type="rectangle" draw:enhanced-path="M 0 0 L 21600 0 21600 21600 0 21600 0 0 Z N"/></draw:custom-shape><draw:custom-shape draw:name="Shape 3" draw:style-name="gr5" draw:text-style-name="P9" svg:width="0.3543in" svg:height="0.3543in" svg:x="2.8551in" svg:y="-0.0598in"><text:p/><draw:enhanced-geometry svg:viewBox="0 0 21600 21600" draw:type="rectangle" draw:enhanced-path="M 0 0 L 21600 0 21600 21600 0 21600 0 0 Z N"/></draw:custom-shape><draw:custom-shape draw:name="Shape 4" draw:style-name="gr5" draw:text-style-name="P9" svg:width="0.3543in" svg:height="0.3543in" svg:x="3.2114in" svg:y="-0.0598in"><text:p/><draw:enhanced-geometry svg:viewBox="0 0 21600 21600" draw:type="rectangle" draw:enhanced-path="M 0 0 L 21600 0 21600 21600 0 21600 0 0 Z N"/></draw:custom-shape><draw:custom-shape draw:name="Shape 5" draw:style-name="gr5" draw:text-style-name="P9" svg:width="0.3543in" svg:height="0.3543in" svg:x="3.5634in" svg:y="-0.0598in"><text:p/><draw:enhanced-geometry svg:viewBox="0 0 21600 21600" draw:type="rectangle" draw:enhanced-path="M 0 0 L 21600 0 21600 21600 0 21600 0 0 Z N"/></draw:custom-shape><draw:custom-shape draw:name="Shape 6" draw:style-name="gr5" draw:text-style-name="P9" svg:width="0.3543in" svg:height="0.3543in" svg:x="3.9197in" svg:y="-0.0598in"><text:p/><draw:enhanced-geometry svg:viewBox="0 0 21600 21600" draw:type="rectangle" draw:enhanced-path="M 0 0 L 21600 0 21600 21600 0 21600 0 0 Z N"/></draw:custom-shape><draw:custom-shape draw:name="Shape 7" draw:style-name="gr5" draw:text-style-name="P9" svg:width="0.3543in" svg:height="0.3543in" svg:x="4.2717in" svg:y="-0.0598in"><text:p/><draw:enhanced-geometry svg:viewBox="0 0 21600 21600" draw:type="rectangle" draw:enhanced-path="M 0 0 L 21600 0 21600 21600 0 21600 0 0 Z N"/></draw:custom-shape></draw:g><draw:g draw:name="DrawObject2" draw:style-name="gr4"><draw:path draw:name="Bézier curve 1" draw:style-name="gr6" draw:text-style-name="P10" svg:width="0.1429in" svg:height="0.4039in" draw:transform="skewX (-0.0488692190558412) rotate (-1.5707963267949) translate (3.41421414048004in 0.371750227318974in)" svg:viewBox="0 0 364 1027" svg:d="M41 0c397-2-18 895-40 894s363 133 363 133"><text:p/></draw:path><draw:path draw:name="Bézier curve 2" draw:style-name="gr6" draw:text-style-name="P10" svg:width="0.1457in" svg:height="0.4039in" draw:transform="skewX (0.00174532925199434) rotate (1.48108640324239) translate (2.61186169183136in 0.492754710727756in)" svg:viewBox="0 0 371 1027" svg:d="M371 0c-397-2-24 895-2 894s-369 133-369 133"><text:p/></draw:path></draw:g><draw:g draw:name="DrawObject3" draw:style-name="gr4"><draw:frame draw:name="Text Frame 2" draw:style-name="gr7" draw:text-style-name="P8" svg:width="0.8878in" svg:height="0.1925in" svg:x="2.4717in" svg:y="1.4185in"><draw:text-box><text:p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V</text:span><text:span text:style-name="T1">e</text:span><text:span text:style-name="T1">l</text:span><text:span text:style-name="T1">o</text:span><text:span text:style-name="T1">c</text:span><text:span text:style-name="T1">i</text:span><text:span text:style-name="T1">t</text:span><text:span text:style-name="T1">y</text:span></text:p></draw:text-box></draw:frame><draw:custom-shape draw:name="Shape 1" draw:style-name="gr5" draw:text-style-name="P9" svg:width="0.3543in" svg:height="0.3543in" svg:x="2.7614in" svg:y="0.9283in"><text:p/><draw:enhanced-geometry svg:viewBox="0 0 21600 21600" draw:type="rectangle" draw:enhanced-path="M 0 0 L 21600 0 21600 21600 0 21600 0 0 Z N"/></draw:custom-shape><draw:path draw:name="Bézier curve 3" draw:style-name="gr8" draw:text-style-name="P10" svg:width="0.4323in" svg:height="0.3193in" draw:transform="rotate (2.08531939028282) translate (2.92916666547823in 1.10972222289406in)" svg:viewBox="0 0 1099 812" svg:d="M0 0c1007 0 1099 812 1099 812"><text:p/></draw:path></draw:g><draw:g draw:name="DrawObject 1" draw:style-name="gr4"><draw:path draw:name="Bézier curve 5" draw:style-name="gr6" draw:text-style-name="P10" svg:width="0.1429in" svg:height="0.4039in" draw:transform="skewX (-0.0488692190558412) rotate (-1.5707963267949) translate (4.46421414048004in 0.371750227318974in)" svg:viewBox="0 0 364 1027" svg:d="M41 0c397-2-18 895-40 894s363 133 363 133"><text:p/></draw:path><draw:path draw:name="Bézier curve 6" draw:style-name="gr6" draw:text-style-name="P10" svg:width="0.1457in" svg:height="0.4039in" draw:transform="skewX (0.00174532925199431) rotate (1.48108640324239) translate (3.66186169183136in 0.492754710727756in)" svg:viewBox="0 0 371 1027" svg:d="M371 0c-397-2-24 895-2 894s-369 133-369 133"><text:p/></draw:path></draw:g><draw:g draw:name="DrawObject 2" draw:style-name="gr4"><draw:frame draw:name="Text Frame 3" draw:style-name="gr7" draw:text-style-name="P8" svg:width="0.8878in" svg:height="0.1925in" svg:x="3.5343in" svg:y="1.4083in"><draw:text-box><text:p><text:span text:style-name="T1">enem</text:span><text:span text:style-name="T1">yVelo</text:span><text:span text:style-name="T1">city</text:span></text:p></draw:text-box></draw:frame><draw:custom-shape draw:name="Shape 8" draw:style-name="gr5" draw:text-style-name="P9" svg:width="0.3543in" svg:height="0.3543in" svg:x="3.8236in" svg:y="0.9181in"><text:p/><draw:enhanced-geometry svg:viewBox="0 0 21600 21600" draw:type="rectangle" draw:enhanced-path="M 0 0 L 21600 0 21600 21600 0 21600 0 0 Z N"/></draw:custom-shape><draw:path draw:name="Bézier curve 4" draw:style-name="gr8" draw:text-style-name="P10" svg:width="0.4323in" svg:height="0.3193in" draw:transform="rotate (2.08531939028282) translate (3.99245406705303in 1.09930555622739in)" svg:viewBox="0 0 1099 812" svg:d="M0 0c1007 0 1099 812 1099 812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C_Entity_Component </text:p>
      <text:p text:style-name="P1"/>
      <text:p text:style-name="P2">I – entity beginning index</text:p>
      <text:p text:style-name="P2">i = current entity</text:p>
      <text:p text:style-name="P2">n – current amount of entities</text:p>
      <text:p text:style-name="P2">m – maximum amount of entities</text:p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7:24:46.061485069</meta:creation-date>
    <meta:generator>LibreOffice/7.3.7.2$Linux_X86_64 LibreOffice_project/30$Build-2</meta:generator>
    <dc:date>2024-05-23T12:48:52.701702061</dc:date>
    <meta:editing-duration>PT35M42S</meta:editing-duration>
    <meta:editing-cycles>15</meta:editing-cycles>
    <meta:document-statistic meta:table-count="0" meta:image-count="0" meta:object-count="0" meta:page-count="1" meta:paragraph-count="6" meta:word-count="23" meta:character-count="150" meta:non-whitespace-character-count="129"/>
  </office:meta>
</office:document-meta>
</file>